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7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8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3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3'.D7">
          <table:error-message table:message-type="stop" table:display="true"/>
        </table:content-validation>
      </table:content-validations>
      <table:table table:name="2025-02-1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Zetnus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alled “Olympus” by Theo and uploaded to workshop in support of his Greek tournament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28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starting positions are not random</text:p>
          </table:table-cell>
          <table:table-cell table:content-validation-name="val2" office:value-type="string" calcext:value-type="string">
            <text:p>Exception Rej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table:style-name="Default"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eam psoitions are currently random</text:p>
          </table:table-cell>
          <table:table-cell table:content-validation-name="val2" office:value-type="string" calcext:value-type="string">
            <text:p>Exception Rejected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 other elevation on this map besides the mountain, is this intentional?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Only player-assigned forests for 2-player configuration. Why not higher player count?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3+3 GOLD, 4 STONE, 4+2+2 SHEEP, 2 BOAR, 4 DEER.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" calcext:value-type="float" table:number-columns-spanned="2" table:number-rows-spanned="1">
            <text:p>3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2" calcext:value-type="float" table:number-columns-spanned="2" table:number-rows-spanned="1">
            <text:p>2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2" table:formula="of:=COUNTIF([.$F$7:.$F$58];[.A66])" office:value-type="float" office:value="28" calcext:value-type="float" table:number-columns-spanned="2" table:number-rows-spanned="1">
            <text:p>28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1" calcext:value-type="float" table:number-columns-spanned="2" table:number-rows-spanned="1">
            <text:p>1</text:p>
          </table:table-cell>
          <table:covered-table-cell table:style-name="ce46"/>
        </table:table-row>
        <calcext:conditional-formats>
          <calcext:conditional-format calcext:target-range-address="'2025-02-13'.D7:'2025-02-13'.D15 '2025-02-13'.D18:'2025-02-13'.D20 '2025-02-13'.D22:'2025-02-13'.D22 '2025-02-13'.D24:'2025-02-13'.D27 '2025-02-13'.D29:'2025-02-13'.D32 '2025-02-13'.D34:'2025-02-13'.D34 '2025-02-13'.D36:'2025-02-13'.D37 '2025-02-13'.D39:'2025-02-13'.D41 '2025-02-13'.D43:'2025-02-13'.D50 '2025-02-13'.D52:'2025-02-13'.D52 '2025-02-13'.D54:'2025-02-13'.D54 '2025-02-13'.D56:'2025-02-13'.D56 '2025-02-13'.D58:'2025-02-13'.D58 '2025-02-13'.F7:'2025-02-13'.F15 '2025-02-13'.F18:'2025-02-13'.F20 '2025-02-13'.F22:'2025-02-13'.F22 '2025-02-13'.F24:'2025-02-13'.F27 '2025-02-13'.F29:'2025-02-13'.F32 '2025-02-13'.F34:'2025-02-13'.F34 '2025-02-13'.F36:'2025-02-13'.F37 '2025-02-13'.F39:'2025-02-13'.F41 '2025-02-13'.F43:'2025-02-13'.F50 '2025-02-13'.F52:'2025-02-13'.F52 '2025-02-13'.F54:'2025-02-13'.F54 '2025-02-13'.F56:'2025-02-13'.F56 '2025-02-13'.F58:'2025-02-13'.F58">
            <calcext:condition calcext:apply-style-name="Red Fill" calcext:value="=&quot;Non-Compliant&quot;" calcext:base-cell-address="'2025-02-13'.D7"/>
            <calcext:condition calcext:apply-style-name="Orange Fill" calcext:value="=&quot;Exception Rejected&quot;" calcext:base-cell-address="'2025-02-13'.D7"/>
            <calcext:condition calcext:apply-style-name="Light Green Fill" calcext:value="=&quot;Compliance Expected&quot;" calcext:base-cell-address="'2025-02-13'.D7"/>
            <calcext:condition calcext:apply-style-name="Dark Green Fill" calcext:value="=&quot;Exception Granted&quot;" calcext:base-cell-address="'2025-02-13'.D7"/>
            <calcext:condition calcext:apply-style-name="Emerald Fill" calcext:value="=&quot;Compliant&quot;" calcext:base-cell-address="'2025-02-13'.D7"/>
            <calcext:condition calcext:apply-style-name="Note" calcext:value="=&quot;Not-Applicable&quot;" calcext:base-cell-address="'2025-02-13'.D7"/>
            <calcext:condition calcext:apply-style-name="Yellow Fill" calcext:value="=&quot;Exception Requested&quot;" calcext:base-cell-address="'2025-02-13'.D7"/>
          </calcext:conditional-format>
        </calcext:conditional-formats>
      </table:table>
      <table:table table:name="2025-02-13_(COPY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6"/>
        <table:table-column table:style-name="co5" table:default-cell-style-name="ce46"/>
        <table:table-column table:style-name="co6" table:default-cell-style-name="ce109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Zetnus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103" table:content-validation-name="val1"/>
          <table:table-cell table:style-name="ce68"/>
          <table:table-cell table:style-name="ce107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105" table:content-validation-name="val1"/>
          <table:table-cell table:style-name="ce73"/>
          <table:table-cell table:style-name="ce108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3" table:content-validation-name="val1"/>
          <table:table-cell table:style-name="ce68"/>
          <table:table-cell table:style-name="ce107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05" table:content-validation-name="val1"/>
          <table:table-cell table:style-name="ce73"/>
          <table:table-cell table:style-name="ce108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alled “Olympus” by Theo and uploaded to workshop in support of his Greek tournament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28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starting positions are not random</text:p>
          </table:table-cell>
          <table:table-cell table:content-validation-name="val2" office:value-type="string" calcext:value-type="string">
            <text:p>Exception Rej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table:style-name="Default"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eam psoitions are currently random</text:p>
          </table:table-cell>
          <table:table-cell table:content-validation-name="val2" office:value-type="string" calcext:value-type="string">
            <text:p>Exception Rejected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 other elevation on this map besides the mountain, is this intentional?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Only player-assigned forests for 2-player configuration. Why not higher player count?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3+3 GOLD, 4 STONE, 4+2+2 SHEEP, 2 BOAR, 4 DEER.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" calcext:value-type="float" table:number-columns-spanned="2" table:number-rows-spanned="1">
            <text:p>3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2" calcext:value-type="float" table:number-columns-spanned="2" table:number-rows-spanned="1">
            <text:p>2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2" table:formula="of:=COUNTIF([.$F$7:.$F$58];[.A66])" office:value-type="float" office:value="28" calcext:value-type="float" table:number-columns-spanned="2" table:number-rows-spanned="1">
            <text:p>28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1" calcext:value-type="float" table:number-columns-spanned="2" table:number-rows-spanned="1">
            <text:p>1</text:p>
          </table:table-cell>
          <table:covered-table-cell table:style-name="ce46"/>
        </table:table-row>
        <calcext:conditional-formats>
          <calcext:conditional-format calcext:target-range-address="'2025-02-13_(COPY)'.D7:'2025-02-13_(COPY)'.D15 '2025-02-13_(COPY)'.D18:'2025-02-13_(COPY)'.D20 '2025-02-13_(COPY)'.D22:'2025-02-13_(COPY)'.D22 '2025-02-13_(COPY)'.D24:'2025-02-13_(COPY)'.D27 '2025-02-13_(COPY)'.D29:'2025-02-13_(COPY)'.D32 '2025-02-13_(COPY)'.D34:'2025-02-13_(COPY)'.D34 '2025-02-13_(COPY)'.D36:'2025-02-13_(COPY)'.D37 '2025-02-13_(COPY)'.D39:'2025-02-13_(COPY)'.D41 '2025-02-13_(COPY)'.D43:'2025-02-13_(COPY)'.D50 '2025-02-13_(COPY)'.D52:'2025-02-13_(COPY)'.D52 '2025-02-13_(COPY)'.D54:'2025-02-13_(COPY)'.D54 '2025-02-13_(COPY)'.D56:'2025-02-13_(COPY)'.D56 '2025-02-13_(COPY)'.D58:'2025-02-13_(COPY)'.D58 '2025-02-13_(COPY)'.F7:'2025-02-13_(COPY)'.F15 '2025-02-13_(COPY)'.F18:'2025-02-13_(COPY)'.F20 '2025-02-13_(COPY)'.F22:'2025-02-13_(COPY)'.F22 '2025-02-13_(COPY)'.F24:'2025-02-13_(COPY)'.F27 '2025-02-13_(COPY)'.F29:'2025-02-13_(COPY)'.F32 '2025-02-13_(COPY)'.F34:'2025-02-13_(COPY)'.F34 '2025-02-13_(COPY)'.F36:'2025-02-13_(COPY)'.F37 '2025-02-13_(COPY)'.F39:'2025-02-13_(COPY)'.F41 '2025-02-13_(COPY)'.F43:'2025-02-13_(COPY)'.F50 '2025-02-13_(COPY)'.F52:'2025-02-13_(COPY)'.F52 '2025-02-13_(COPY)'.F54:'2025-02-13_(COPY)'.F54 '2025-02-13_(COPY)'.F56:'2025-02-13_(COPY)'.F56 '2025-02-13_(COPY)'.F58:'2025-02-13_(COPY)'.F58">
            <calcext:condition calcext:apply-style-name="Red Fill" calcext:value="=&quot;Non-Compliant&quot;" calcext:base-cell-address="'2025-02-13_(COPY)'.D7"/>
            <calcext:condition calcext:apply-style-name="Orange Fill" calcext:value="=&quot;Exception Rejected&quot;" calcext:base-cell-address="'2025-02-13_(COPY)'.D7"/>
            <calcext:condition calcext:apply-style-name="Light Green Fill" calcext:value="=&quot;Compliance Expected&quot;" calcext:base-cell-address="'2025-02-13_(COPY)'.D7"/>
            <calcext:condition calcext:apply-style-name="Dark Green Fill" calcext:value="=&quot;Exception Granted&quot;" calcext:base-cell-address="'2025-02-13_(COPY)'.D7"/>
            <calcext:condition calcext:apply-style-name="Emerald Fill" calcext:value="=&quot;Compliant&quot;" calcext:base-cell-address="'2025-02-13_(COPY)'.D7"/>
            <calcext:condition calcext:apply-style-name="Note" calcext:value="=&quot;Not-Applicable&quot;" calcext:base-cell-address="'2025-02-13_(COPY)'.D7"/>
            <calcext:condition calcext:apply-style-name="Yellow Fill" calcext:value="=&quot;Exception Requested&quot;" calcext:base-cell-address="'2025-02-13_(COPY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2:38:48.4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3T12:39:58.884000000</dc:date>
    <meta:editing-duration>P2DT18H32M3S</meta:editing-duration>
    <meta:editing-cycles>220</meta:editing-cycles>
    <meta:generator>LibreOffice/24.8.4.2$Windows_X86_64 LibreOffice_project/bb3cfa12c7b1bf994ecc5649a80400d06cd71002</meta:generator>
    <meta:document-statistic meta:table-count="2" meta:cell-count="374" meta:object-count="0"/>
  </office:meta>
</office:document-meta>
</file>